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5312" officeooo:paragraph-rsid="00135312"/>
    </style:style>
    <style:style style:name="P2" style:family="paragraph" style:parent-style-name="Standard">
      <style:text-properties officeooo:rsid="00166e63" officeooo:paragraph-rsid="00166e63"/>
    </style:style>
    <style:style style:name="P3" style:family="paragraph" style:parent-style-name="Standard">
      <style:text-properties fo:font-style="normal" officeooo:rsid="00166e63" officeooo:paragraph-rsid="00166e63" style:font-style-asian="normal" style:font-style-complex="normal"/>
    </style:style>
    <style:style style:name="P4" style:family="paragraph" style:parent-style-name="Standard">
      <style:text-properties fo:font-style="normal" officeooo:rsid="00174d2f" officeooo:paragraph-rsid="00166e63" style:font-style-asian="normal" style:font-style-complex="normal"/>
    </style:style>
    <style:style style:name="P5" style:family="paragraph" style:parent-style-name="Standard">
      <style:text-properties fo:font-style="normal" officeooo:rsid="0017a9fa" officeooo:paragraph-rsid="00166e63" style:font-style-asian="normal" style:font-style-complex="normal"/>
    </style:style>
    <style:style style:name="P6" style:family="paragraph" style:parent-style-name="Standard">
      <style:text-properties officeooo:rsid="00166e63" officeooo:paragraph-rsid="00166e63"/>
    </style:style>
    <style:style style:name="P7" style:family="paragraph" style:parent-style-name="Standard">
      <style:text-properties fo:font-style="italic" officeooo:rsid="00166e63" officeooo:paragraph-rsid="00166e63" style:font-style-asian="italic" style:font-style-complex="italic"/>
    </style:style>
    <style:style style:name="P8" style:family="paragraph" style:parent-style-name="Standard">
      <style:text-properties fo:font-style="italic" officeooo:rsid="00166e63" officeooo:paragraph-rsid="001c9e26" style:font-style-asian="italic" style:font-style-complex="italic"/>
    </style:style>
    <style:style style:name="P9" style:family="paragraph" style:parent-style-name="Standard">
      <style:text-properties fo:font-style="italic" officeooo:rsid="001c9e26" officeooo:paragraph-rsid="001c9e26" style:font-style-asian="italic" style:font-style-complex="italic"/>
    </style:style>
    <style:style style:name="P10" style:family="paragraph" style:parent-style-name="Standard">
      <style:text-properties fo:font-style="italic" officeooo:rsid="001db087" officeooo:paragraph-rsid="001db087" style:font-style-asian="italic" style:font-style-complex="italic"/>
    </style:style>
    <style:style style:name="P11" style:family="paragraph" style:parent-style-name="Standard">
      <style:text-properties fo:font-style="italic" officeooo:rsid="001e0c8f" officeooo:paragraph-rsid="001e0c8f" style:font-style-asian="italic" style:font-style-complex="italic"/>
    </style:style>
    <style:style style:name="P12" style:family="paragraph" style:parent-style-name="Standard">
      <style:text-properties fo:font-style="italic" officeooo:rsid="001ecd66" officeooo:paragraph-rsid="001ecd66" style:font-style-asian="italic" style:font-style-complex="italic"/>
    </style:style>
    <style:style style:name="P13" style:family="paragraph" style:parent-style-name="Standard">
      <style:text-properties fo:font-style="italic" officeooo:rsid="0020919e" officeooo:paragraph-rsid="0020919e" style:font-style-asian="italic" style:font-style-complex="italic"/>
    </style:style>
    <style:style style:name="P14" style:family="paragraph" style:parent-style-name="Standard">
      <style:text-properties fo:font-style="italic" officeooo:rsid="00220e11" officeooo:paragraph-rsid="00220e11" style:font-style-asian="italic" style:font-style-complex="italic"/>
    </style:style>
    <style:style style:name="P15" style:family="paragraph" style:parent-style-name="Standard">
      <style:text-properties fo:font-style="italic" officeooo:rsid="00239200" officeooo:paragraph-rsid="00239200" style:font-style-asian="italic" style:font-style-complex="italic"/>
    </style:style>
    <style:style style:name="P16" style:family="paragraph" style:parent-style-name="Standard">
      <style:text-properties fo:font-style="italic" officeooo:rsid="0024c8ec" officeooo:paragraph-rsid="0024c8ec" style:font-style-asian="italic" style:font-style-complex="italic"/>
    </style:style>
    <style:style style:name="T1" style:family="text">
      <style:text-properties officeooo:rsid="0014836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74d2f" style:font-style-asian="normal" style:font-style-complex="normal"/>
    </style:style>
    <style:style style:name="T5" style:family="text">
      <style:text-properties fo:font-style="normal" officeooo:rsid="0017a9fa" style:font-style-asian="normal" style:font-style-complex="normal"/>
    </style:style>
    <style:style style:name="T6" style:family="text">
      <style:text-properties fo:font-style="normal" officeooo:rsid="00186328" style:font-style-asian="normal" style:font-style-complex="normal"/>
    </style:style>
    <style:style style:name="T7" style:family="text">
      <style:text-properties fo:font-style="normal" officeooo:rsid="0019e43b" style:font-style-asian="normal" style:font-style-complex="normal"/>
    </style:style>
    <style:style style:name="T8" style:family="text">
      <style:text-properties officeooo:rsid="001aa046"/>
    </style:style>
    <style:style style:name="T9" style:family="text">
      <style:text-properties officeooo:rsid="001c9e26"/>
    </style:style>
    <style:style style:name="T10" style:family="text">
      <style:text-properties officeooo:rsid="001db0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ncipais Diretórios Linux</text:p>
      <text:p text:style-name="P1"/>
      <text:p text:style-name="P1"/>
      <text:p text:style-name="P1">Na raiz do sistema (“$ cd /”)se você listar os arquivos você verá 2 arquivos interessantes vmlinux e initrd.img <text:span text:style-name="T1">(no meu caso está direto no boot)</text:span>,que na verdade ambos são links simbólicos para os arquivos que estão no /boot , links são atalhos o diretório real está no /boot. </text:p>
      <text:p text:style-name="P1"/>
      <text:p text:style-name="P2">O binário vmlinux é o kernel do linux propriamente dito , o primeiro binário que irá carregar quando a maquina ligar e vai começar a carregar o SO e drivers. E o initrd.igm é o segundo binário que vai carregar logo na sequencia e vai carregar um ram disk</text:p>
      <text:p text:style-name="P2"/>
      <text:p text:style-name="P2">cd /dev exibe todos os dispositivos ligados na máquina, alguns deles serão alguns drives de disco como pen drive , etc e para poder gravar algo neles primeiro teremos que montar com o <text:s/>sistema de arquivos ex: exfat , ntsf(windows) ,hfs(ou apfs), ext4(linux) e quando eles são montados cria-se um sub-diretório no cd /mnt ou /media .A maioria dos linux modernos conseguem montar automaticamente esses arquivos e podem ficar no arquivo ‘cd /<text:span text:style-name="T2">etc/</text:span><text:span text:style-name="T3">fstab’</text:span></text:p>
      <text:p text:style-name="P3"/>
      <text:p text:style-name="P3">df <text:s/>-h <text:s text:c="2"/>| lista os dispositivos montados e seus pontos de montagem</text:p>
      <text:p text:style-name="P3"/>
      <text:p text:style-name="P3">/opt | alguns programas de fora podem instalar seus arquivos nesse diretório</text:p>
      <text:p text:style-name="P3"/>
      <text:p text:style-name="P3">/root é o equivalente home do usuário root que é o adm da maquina</text:p>
      <text:p text:style-name="P3"/>
      <text:p text:style-name="P2"><text:span text:style-name="T3">/</text:span><text:span text:style-name="T4">sbin | ficam muitos dos binários do sistema operacional</text:span></text:p>
      <text:p text:style-name="P4"/>
      <text:p text:style-name="P2"><text:span text:style-name="T4">/</text:span><text:span text:style-name="T5">bin | ficam outros binários como bash , cp , chmod</text:span></text:p>
      <text:p text:style-name="P5"/>
      <text:p text:style-name="P2"><text:span text:style-name="T5">/</text:span><text:span text:style-name="T6">usr | onde fica a maior parte do sistema pode pensar como user, m</text:span><text:span text:style-name="T7">as significa unix system resources. </text:span></text:p>
      <text:p text:style-name="P2"><text:span text:style-name="T7"/></text:p>
      <text:p text:style-name="P7">/<text:span text:style-name="T8">usr/bin | ficam todos os executáveis <text:s/>e binários</text:span></text:p>
      <text:p text:style-name="P7"/>
      <text:p text:style-name="P7"><text:span text:style-name="T8">/usr/lib | ficam as bibliotecas dos binários</text:span></text:p>
      <text:p text:style-name="P7"/>
      <text:p text:style-name="P7">/<text:span text:style-name="T9">usr/src | ficam o código fonte caso o programa baixe</text:span></text:p>
      <text:p text:style-name="P7"/>
      <text:p text:style-name="P8">/<text:span text:style-name="T9">usr /var | ficam dados variáveis</text:span></text:p>
      <text:p text:style-name="P8"/>
      <text:p text:style-name="P8"><text:span text:style-name="T9">/proc mostra os programas em execução </text:span></text:p>
      <text:p text:style-name="P8"/>
      <text:p text:style-name="P8"><text:span text:style-name="T9">/ps mostra os pids dos processos em execução e se você digita proc/(numeropid) você verá os arquivos que que estão sendo executado junto com o processo, se algum momento você precisar de um programa que busca informações sobre o processo de execução por la</text:span></text:p>
      <text:p text:style-name="P8"/>
      <text:p text:style-name="P8">/<text:span text:style-name="T9">tmp | arquivos temporários</text:span></text:p>
      <text:p text:style-name="P8"><text:span text:style-name="T9"><text:s/></text:span></text:p>
      <text:p text:style-name="P9">Alguns comandos </text:p>
      <text:p text:style-name="P9"/>
      <text:p text:style-name="P9">echo <text:s/>| mostrará o que foi digitado no outputstandart( no próprio shell)</text:p>
      <text:p text:style-name="P9"/>
      <text:p text:style-name="P9">touch | irá tocar em algum arquivo, caso ele não exista irá criar</text:p>
      <text:p text:style-name="P9"/>
      <text:p text:style-name="P9"><text:soft-page-break/>echo <text:s/>“hello word”&gt; arquivo.txt irá ‘colocar’ o conteudo hello world no arquivo.txt , <text:span text:style-name="T10">sobrescrevendo o conteúdo anterior caso exista</text:span> </text:p>
      <text:p text:style-name="P9"/>
      <text:p text:style-name="P9">cat | significa concatenate , serve para concatenar arquivos mas também para ver o conteúdo de arquivos pequenos</text:p>
      <text:p text:style-name="P9"/>
      <text:p text:style-name="P10">echo “text” &gt;&gt; arquivo.txt concatena o conteúdo dentro das “” no arquivo.txt em sua ultima linha</text:p>
      <text:p text:style-name="P10"/>
      <text:p text:style-name="P10">ps aux mostra todos os processos codando no sistema mesmo os que você não iniciou</text:p>
      <text:p text:style-name="P10"/>
      <text:p text:style-name="P10"/>
      <text:p text:style-name="P10">o linux <text:s/>permite que você conecte o standart output de um comando com o <text:s/>standart output de outro <text:s/>compando utilizando o ‘| ‘ exemplo ps aux | less </text:p>
      <text:p text:style-name="P10"/>
      <text:p text:style-name="P10">less permite que você navegue dentro de um arquivo utilizando streams apenas carregando uma parte do conteúdo</text:p>
      <text:p text:style-name="P10"/>
      <text:p text:style-name="P10">ln -s arquivo_origem arquivo_destino cria um link entre os arquivos</text:p>
      <text:p text:style-name="P10"/>
      <text:p text:style-name="P10">tail -f nome_arquivo , você pode monitorar oque acontece com o arquivo , pois ele se prende no conteúdo final do arquivo e caso algo seja adicionado você irá vizualizar</text:p>
      <text:p text:style-name="P10"/>
      <text:p text:style-name="P11">ctrl + R abre uma pesquisa sobre o histórico de comandos digitados</text:p>
      <text:p text:style-name="P11"/>
      <text:p text:style-name="P11">mv arquivo caminho_destino</text:p>
      <text:p text:style-name="P11"/>
      <text:p text:style-name="P11">rm -Rf arquivo ou pasta | apaga o arquivo ou pasta e seus subconteúdos</text:p>
      <text:p text:style-name="P11"/>
      <text:p text:style-name="P11">chmod(pesquisar mais) é comando de permissão </text:p>
      <text:p text:style-name="P10"><text:s/></text:p>
      <text:p text:style-name="P10"/>
      <text:p text:style-name="P12">asdf | gerenciador de pacotes universal</text:p>
      <text:p text:style-name="P12"/>
      <text:p text:style-name="P12"/>
      <text:p text:style-name="P13">para usar o asdf você deve instala-lo (só ler a documentação) e instalar os plugins das liguagens que você deseja utilizar. Após isso você pode instalar a linguagem você pode digitar ‘asdf list-all linguagem’ para listar quais versões estão disponíveis para instalar ai você pode digitar ‘asdf install linguagem versão’ </text:p>
      <text:p text:style-name="P14">Em seguida você tem que dizer ao asdf que você quer utilizar aquela versão e então só digitar ‘asdf global linguagem versao’. Dentro de um projeto antigo você pode digitar ‘asdf local roby outra_versao’ e apenas naquele projeto ele irá escolher a nova versão desejada , lembre-se de ter essa versão já instalada</text:p>
      <text:p text:style-name="P14"/>
      <text:p text:style-name="P16">asdf update</text:p>
      <text:p text:style-name="P16"/>
      <text:p text:style-name="P16">asdf plugin-update -all</text:p>
      <text:p text:style-name="P16"/>
      <text:p text:style-name="P16">se por acaso você instalar uma biblioteca que deveria ter um executavel como webpack ou yarn mas ele não é encontrado quando você executa o comando digite o comando ‘asdf reshims ou reshim’</text:p>
      <text:p text:style-name="P14"/>
      <text:p text:style-name="P15">resumão comandos</text:p>
      <text:p text:style-name="P15"><text:soft-page-break/></text:p>
      <text:p text:style-name="P15">whoami = pergunta ao sistema quem é o usuário </text:p>
      <text:p text:style-name="P15">cd = navegar pelos diretórios .</text:p>
      <text:p text:style-name="P15"><text:s/>= ponto representa o diretório atual </text:p>
      <text:p text:style-name="P15">.. = representa o diretório anterior </text:p>
      <text:p text:style-name="P15">ls = lista os diretórios </text:p>
      <text:p text:style-name="P15">ls -l = lista os diretórios </text:p>
      <text:p text:style-name="P15">ls -la = lista todos os diretórios, incluindo com arquivos que começam com ponto </text:p>
      <text:p text:style-name="P15">pwd = mostra o caminho do diretório atual </text:p>
      <text:p text:style-name="P15">cd $HOME = volta para o diretório base </text:p>
      <text:p text:style-name="P15">cd ~ = volta para o diretório base </text:p>
      <text:p text:style-name="P15">cd = volta para o diretório base </text:p>
      <text:p text:style-name="P15">df -h = lista os dispositivos conectados </text:p>
      <text:p text:style-name="P15">touch "nomeArquivo.tipoDoArquivo" = cria o arquivo caso não tenha </text:p>
      <text:p text:style-name="P15">echo "string" &gt; "nome do arquivo" = escreve dentro do arquivo, sobrescrevendo a primeira linha echo "string" &gt;&gt; "nome do arquivo" = escreve dentro do arquivo, adicionando uma nova linha ao final do arquivo </text:p>
      <text:p text:style-name="P15">cat "nome do arquivo" = Lê o arquivo, (cuidado pois o arquivo é levantado em memória, pode se torna lento dependendo do tamanho do arquivo) </text:p>
      <text:p text:style-name="P15">more "nome do arquivo"= carrega o conteúdo na memoria e depois mostra pouco a pouco na tela less "nome do arquivo"= deixa navegar por conteúdo longos - Esse comando tem subcomandos: - j = pra baixo | k = pra cima - gg = pro topo | G pro fim - 10 e J = 10 linhas pra baixo - 5 e K = 5 linhas pra cima - /"palavraParaPesquisa" = pesquisar uma palavra no arquivo - n = rola a para baixo - q = quit (sair) </text:p>
      <text:p text:style-name="P15">ln -s "arquivoOrigem "outroarquivo" = cria um link simbólico </text:p>
      <text:p text:style-name="P15">tail -f "nomeDoArquivo" = monitora um arquivo e qualquer alteração é carregada </text:p>
      <text:p text:style-name="P15">ps = mostra informações dos processos em produção </text:p>
      <text:p text:style-name="P15">ps aux = lista os processos do sistema </text:p>
      <text:p text:style-name="P15">grep "palavrapesquisada exemplo: bash" = pesquisa a palavra no arquivo selecionado por "ps" </text:p>
      <text:p text:style-name="P15">ag "palavrapesquisada exemplo: bash" = pesquisa a palavra no arquivo selecionado por "ps" - Para usar esta ferramenta tem que instalar com o comando: - sudo apt install silversearcher-ag control + R = histórico de comandos no bash(cmd) </text:p>
      <text:p text:style-name="P15">rm "nomedoArquivo" = apaga o arquivo </text:p>
      <text:p text:style-name="P15">mv "arquivoOrigem" "pastaDestino" = move um arquivo para um diretório </text:p>
      <text:p text:style-name="P15">rm -f "nomeDiretorio" = apaga diretório </text:p>
      <text:p text:style-name="P15">rm -Rt "nomeDoDiretorio" = apaga diretório de maneira "bruta"</text:p>
      <text:p text:style-name="P15"/>
      <text:p text:style-name="P15">asdf</text:p>
      <text:p text:style-name="P15"/>
      <text:p text:style-name="P15">asdf list-all linguagem = lista todas as versões da linguagem (tendo plugin instalado)</text:p>
      <text:p text:style-name="P15">asdf install linguagem versao = (instala a linguagem na versao passada)</text:p>
      <text:p text:style-name="P15">asdf global linguagem versao = coloca a linguagem com versao passada como global</text:p>
      <text:p text:style-name="P15">asdf local linguagem versao = coloca a linguagem com versao passada no path que o comando foi utilizado<text:tab/></text:p>
      <text:p text:style-name="P15"/>
      <text:p text:style-name="P15">sudo apt-get -y install postgresql-10 postgresql-contrib potgresql-server-dev-10 redis-server libhiredis-dev memcached libmemcached-dev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09:52:17.385951858</meta:creation-date>
    <dc:date>2021-02-20T19:38:50.196849252</dc:date>
    <meta:editing-duration>PT1H31M45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3" meta:paragraph-count="73" meta:word-count="1131" meta:character-count="6643" meta:non-whitespace-character-count="5537"/>
  </office:meta>
</office:document-meta>
</file>